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paragraph-rsid="00090f2e" style:font-size-asian="12pt" style:font-weight-asian="bold" style:font-size-complex="12pt" style:font-weight-complex="bold"/>
    </style:style>
    <style:style style:name="T1" style:family="text">
      <style:text-properties officeooo:rsid="0007a0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090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D<text:span text:style-name="T1">LEY W. </text:span>MYRICK</text:p>
      <text:p text:style-name="P2"/>
      <text:p text:style-name="P2">📧 brad.myrick@pm.me <text:s/></text:p>
      <text:p text:style-name="Preformatted_20_Text"><text:span text:style-name="T4">🌐 Portfolio: </text:span><text:a xlink:type="simple" xlink:href="http://www.kodr.pro/" text:style-name="Internet_20_link" text:visited-style-name="Visited_20_Internet_20_Link"><text:span text:style-name="T4">kodr.pro</text:span></text:a><text:span text:style-name="T4"> | 🐙 GitHub: </text:span><text:a xlink:type="simple" xlink:href="http://www.github.com/BradMyrick" text:style-name="Internet_20_link" text:visited-style-name="Visited_20_Internet_20_Link"><text:span text:style-name="T4">BradMyrick</text:span></text:a><text:span text:style-name="T4"> | 🐦 Twitter: </text:span><text:a xlink:type="simple" xlink:href="http://www.x.com/kodr_eth" text:style-name="Internet_20_link" text:visited-style-name="Visited_20_Internet_20_Link"><text:span text:style-name="T4">kodr_eth</text:span></text:a></text:p>
      <text:p text:style-name="P2"/>
      <text:p text:style-name="P2">***</text:p>
      <text:p text:style-name="P2"/>
      <text:p text:style-name="P3">PROFESSIONAL SUMMARY</text:p>
      <text:p text:style-name="P2">US Army Veteran and Senior Software Engineering Manager specializing in blockchain security, distributed backend systems, and Web3 technologies. Proven leader of high-performance engineering teams and technical delivery at scale. Adept at bridging strategic goals with technical execution in fast-paced environments. Seeking senior engineering leadership roles advancing frontier technology.</text:p>
      <text:p text:style-name="P2"/>
      <text:p text:style-name="P2">***</text:p>
      <text:p text:style-name="P2"/>
      <text:p text:style-name="P3">EDUCATION</text:p>
      <text:p text:style-name="P2"/>
      <text:p text:style-name="P2">B.Sc., Computer Science – Full Sail University <text:s/></text:p>
      <text:p text:style-name="P2">- Salutatorian, Advanced Achievement Award Recipient <text:s/></text:p>
      <text:p text:style-name="P2"/>
      <text:p text:style-name="P2">Commercial Diver Certification – CDA Technical Institute <text:s/></text:p>
      <text:p text:style-name="P2">- Diver Certification Board of Canada (D.C.B.C.) licensed <text:s/></text:p>
      <text:p text:style-name="P2">- NDT Level 2 certified <text:s/></text:p>
      <text:p text:style-name="P2">- Scuba Dive Master (extracurricular) <text:s/></text:p>
      <text:p text:style-name="P2"/>
      <text:p text:style-name="P2"/>
      <text:p text:style-name="P3">PROFESSIONAL EXPERIENCE</text:p>
      <text:p text:style-name="P2"/>
      <text:p text:style-name="Preformatted_20_Text"><text:span text:style-name="T5">Senior Software Engineering Manager — Deep Green X</text:span><text:span text:style-name="T4"> </text:span><text:span text:style-name="T5">(</text:span><text:a xlink:type="simple" xlink:href="http://www.deepgreenx.com/" text:style-name="Internet_20_link" text:visited-style-name="Visited_20_Internet_20_Link"><text:span text:style-name="T6">deepgreenx.com</text:span></text:a><text:span text:style-name="T5">)</text:span><text:span text:style-name="T4"> <text:s/></text:span></text:p>
      <text:p text:style-name="P2">April 1, 2025 – Present <text:s/></text:p>
      <text:p text:style-name="P2">- Lead engineering for the Oko blockchain project, overseeing architecture implementation, security, and performance of the network.</text:p>
      <text:p text:style-name="P2">- Drive technical strategy across Rust, capnp, and containerized workloads, enforcing modular, secure, and performant system designs.</text:p>
      <text:p text:style-name="P2">- Manage distributed engineering team, set coding standards, review architecture proposals, and mentor senior/staff engineers.</text:p>
      <text:p text:style-name="P2">- Institute DevOps/SRE practices to enhance CI/CD pipelines, observability, and deployment reliability on Kubernetes infrastructure.</text:p>
      <text:p text:style-name="P2">- Partner with leadership to align roadmap priorities and coordinate delivery cycles from research to production.</text:p>
      <text:p text:style-name="P2">- Work directly for the Chief Architech to turn abstract ideas into concrete coded solutions.</text:p>
      <text:p text:style-name="P2"/>
      <text:p text:style-name="P3"/>
      <text:p text:style-name="P3"/>
      <text:p text:style-name="P4"><text:soft-page-break/>Senior Software Engineer — TruGard.AI (formerly Trugard.IO) <text:s/></text:p>
      <text:p text:style-name="P2">2022 – April 1, 2025 </text:p>
      <text:p text:style-name="P2">- Promoted from Software Engineer to Senior Software Engineer in blockchain security.</text:p>
      <text:p text:style-name="P2">- Designed and implemented ETL backend systems to parse EVM blockchains, extract and normalize contract/wallet/transaction data.</text:p>
      <text:p text:style-name="P2">- Reverse-engineered Solidity smart contract bytecode, producing structured insights for Graph databases.</text:p>
      <text:p text:style-name="P2">- Managed cloud deployments on GCP, Kubernetes, and KServe; integrated QuickNode blockchain data providers.</text:p>
      <text:p text:style-name="P2">- Led security-focused feature development for capability-based authentication/authorization.</text:p>
      <text:p text:style-name="P2">- Mentored junior engineers; championed best practices for code quality, testing, and security.</text:p>
      <text:p text:style-name="P2"/>
      <text:p text:style-name="P2"><text:span text:style-name="T2">Software Engineer — Tacvue.io / Kodr.pro</text:span> </text:p>
      <text:p text:style-name="P2">2019 – 2022 </text:p>
      <text:p text:style-name="P2">- Built Web3 dApps and Solidity smart contracts for on-chain NFT trait assembly, whitelisting, and minting.</text:p>
      <text:p text:style-name="P2">- Developed scalable API-backed backends with AWS and Moralis DB.</text:p>
      <text:p text:style-name="P2">- Drove end-to-end product cycle from ideation through deployment.</text:p>
      <text:p text:style-name="P2"/>
      <text:p text:style-name="P2"/>
      <text:p text:style-name="P3">Diver Foreman — Underwater Construction Corp</text:p>
      <text:p text:style-name="P2">2014 – 2019</text:p>
      <text:p text:style-name="P2">- Led underwater NDT inspection/repair teams at US nuclear facilities, upholding safety and compliance.</text:p>
      <text:p text:style-name="P2">- Trained and supervised divers for high-risk job sites as Perry Nuclear Deep Dive Team member.</text:p>
      <text:p text:style-name="P2"/>
      <text:p text:style-name="P2"/>
      <text:p text:style-name="P2"><text:span text:style-name="T2">US Army Sergeant / DoD Contractor — M109A6 Technician</text:span></text:p>
      <text:p text:style-name="P2">2005 – 2012 <text:s/></text:p>
      <text:p text:style-name="P2">- Convoy Protection Team lead, Iraq (2008–2009)</text:p>
      <text:p text:style-name="P2">- Foreign Military Technical Trainer (DoD Iraq, 2011–2012)</text:p>
      <text:p text:style-name="P2"/>
      <text:p text:style-name="P2"/>
      <text:p text:style-name="P2"/>
      <text:p text:style-name="P3">CERTIFICATIONS &amp; SKILLS</text:p>
      <text:p text:style-name="P2">- eJPT Ethical Hacking, D.C.B.C. Unrestricted Diver, NDT Level I &amp; II, Labrie Automated Systems</text:p>
      <text:p text:style-name="P2">- <text:span text:style-name="T1">Boot.dev Go Lang Backend Course</text:span></text:p>
      <text:p text:style-name="P2">- Programming: Rust, capnp, Python, TypeScript</text:p>
      <text:p text:style-name="P2">- Cloud &amp; DevOps: GCP, OVH, Kubernetes, kserve, CI/CD</text:p>
      <text:p text:style-name="P2">- Security: Capability-based, smart contract auditing, bytecode analysis</text:p>
      <text:p text:style-name="P2">- Other: Data Visualization (scikit-learn), Android Development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8-14T14:53:43.536268327</meta:print-date>
    <dc:date>2025-08-14T15:01:53.840594686</dc:date>
    <meta:editing-duration>PT8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459" meta:character-count="3454" meta:non-whitespace-character-count="3011"/>
  </office:meta>
</office:document-meta>
</file>